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 2" svg:font-family="'Wingdings 2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Times New Roman2" svg:font-family="'Times New Roman'" style:font-family-generic="system" style:font-pitch="variable"/>
    <style:font-face style:name="Wingdings 21" svg:font-family="'Wingdings 2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P1" style:family="paragraph" style:parent-style-name="Text_20_body">
      <style:paragraph-properties style:punctuation-wrap="hanging">
        <style:tab-stops>
          <style:tab-stop style:position="2.332cm"/>
          <style:tab-stop style:position="5.731cm"/>
        </style:tab-stops>
      </style:paragraph-properties>
    </style:style>
    <style:style style:name="P2" style:family="paragraph" style:parent-style-name="Text_20_body">
      <style:paragraph-properties fo:margin-left="0cm" fo:margin-right="0cm" fo:margin-top="0.002cm" fo:margin-bottom="0cm" loext:contextual-spacing="false" fo:text-indent="0cm" style:auto-text-indent="false" style:punctuation-wrap="hanging"/>
      <style:text-properties style:font-name="Times New Roman" fo:font-size="12.5pt" style:font-name-asian="新細明體1" style:font-size-asian="12.5pt" style:font-name-complex="Times New Roman2" style:font-size-complex="12.5pt"/>
    </style:style>
    <style:style style:name="P3" style:family="paragraph" style:parent-style-name="Text_20_body" style:master-page-name="Standard">
      <style:paragraph-properties fo:margin-left="0cm" fo:margin-right="0cm" fo:margin-top="0.002cm" fo:margin-bottom="0cm" loext:contextual-spacing="false" fo:text-indent="0cm" style:auto-text-indent="false" style:page-number="auto" style:punctuation-wrap="hanging"/>
      <style:text-properties style:font-name="Times New Roman" fo:font-size="7.5pt" style:font-name-asian="新細明體1" style:font-size-asian="7.5pt" style:font-name-complex="Times New Roman2" style:font-size-complex="7.5pt"/>
    </style:style>
    <style:style style:name="P4" style:family="paragraph" style:parent-style-name="Text_20_body">
      <style:paragraph-properties fo:margin-left="0cm" fo:margin-right="0cm" fo:text-indent="0cm" style:auto-text-indent="false" style:punctuation-wrap="hanging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 style:punctuation-wrap="hanging"/>
      <style:text-properties style:font-name="Times New Roman" fo:font-size="10pt" style:font-name-asian="新細明體1" style:font-size-asian="10pt" style:font-name-complex="Times New Roman2" style:font-size-complex="10pt"/>
    </style:style>
    <style:style style:name="P6" style:family="paragraph" style:parent-style-name="Text_20_body">
      <style:paragraph-properties fo:margin-left="0cm" fo:margin-right="0cm" fo:text-indent="0cm" style:auto-text-indent="false" style:punctuation-wrap="hanging"/>
      <style:text-properties fo:font-size="10pt" style:font-size-asian="10pt" style:font-size-complex="10pt"/>
    </style:style>
    <style:style style:name="P7" style:family="paragraph" style:parent-style-name="Text_20_body">
      <style:paragraph-properties fo:margin-left="0cm" fo:margin-right="0cm" fo:margin-top="0.023cm" fo:margin-bottom="0cm" loext:contextual-spacing="false" fo:text-indent="0cm" style:auto-text-indent="false" style:punctuation-wrap="hanging"/>
      <style:text-properties fo:font-size="14.5pt" fo:font-weight="bold" style:font-size-asian="14.5pt" style:font-weight-asian="bold" style:font-size-complex="14.5pt" style:font-weight-complex="bold"/>
    </style:style>
    <style:style style:name="P8" style:family="paragraph" style:parent-style-name="Text_20_body">
      <style:paragraph-properties fo:margin-left="0cm" fo:margin-right="0cm" fo:margin-top="0.009cm" fo:margin-bottom="0cm" loext:contextual-spacing="false" fo:text-indent="0cm" style:auto-text-indent="false" style:punctuation-wrap="hanging"/>
      <style:text-properties fo:font-size="20pt" style:font-size-asian="20pt" style:font-size-complex="20pt"/>
    </style:style>
    <style:style style:name="P9" style:family="paragraph" style:parent-style-name="Text_20_body">
      <style:paragraph-properties fo:margin-left="0cm" fo:margin-right="0cm" fo:margin-top="0.009cm" fo:margin-bottom="0cm" loext:contextual-spacing="false" fo:text-indent="0cm" style:auto-text-indent="false" style:punctuation-wrap="hanging"/>
      <style:text-properties fo:font-size="6pt" style:font-size-asian="6pt" style:font-size-complex="6pt"/>
    </style:style>
    <style:style style:name="P10" style:family="paragraph" style:parent-style-name="Text_20_body">
      <style:paragraph-properties fo:margin-left="0cm" fo:margin-right="0cm" fo:margin-top="0.004cm" fo:margin-bottom="0cm" loext:contextual-spacing="false" fo:text-indent="0cm" style:auto-text-indent="false" style:punctuation-wrap="hanging"/>
      <style:text-properties style:font-name="Times New Roman" fo:font-size="12.5pt" style:font-name-asian="新細明體1" style:font-size-asian="12.5pt" style:font-name-complex="Times New Roman2" style:font-size-complex="12.5pt"/>
    </style:style>
    <style:style style:name="P11" style:family="paragraph" style:parent-style-name="Text_20_body">
      <style:paragraph-properties fo:margin-left="0cm" fo:margin-right="0cm" fo:margin-top="0.004cm" fo:margin-bottom="0cm" loext:contextual-spacing="false" fo:text-indent="0cm" style:auto-text-indent="false" style:punctuation-wrap="hanging"/>
      <style:text-properties fo:font-size="9.5pt" style:font-size-asian="9.5pt" style:font-size-complex="9.5pt"/>
    </style:style>
    <style:style style:name="P12" style:family="paragraph" style:parent-style-name="Text_20_body">
      <style:paragraph-properties fo:margin-left="2.768cm" fo:margin-right="0cm" fo:line-height="0.811cm" fo:text-indent="0cm" style:auto-text-indent="false" style:punctuation-wrap="hanging"/>
    </style:style>
    <style:style style:name="P13" style:family="paragraph" style:parent-style-name="Text_20_body">
      <style:paragraph-properties fo:margin-left="0.845cm" fo:margin-right="0cm" fo:text-indent="0cm" style:auto-text-indent="false" style:punctuation-wrap="hanging">
        <style:tab-stops>
          <style:tab-stop style:position="2.33cm"/>
          <style:tab-stop style:position="10.476cm"/>
        </style:tab-stops>
      </style:paragraph-properties>
    </style:style>
    <style:style style:name="P14" style:family="paragraph" style:parent-style-name="Text_20_body">
      <style:paragraph-properties fo:margin-top="0.026cm" fo:margin-bottom="0cm" loext:contextual-spacing="false" style:punctuation-wrap="hanging">
        <style:tab-stops>
          <style:tab-stop style:position="2.332cm"/>
          <style:tab-stop style:position="10.476cm"/>
        </style:tab-stops>
      </style:paragraph-properties>
    </style:style>
    <style:style style:name="P15" style:family="paragraph" style:parent-style-name="Text_20_body">
      <style:paragraph-properties fo:margin-top="0.026cm" fo:margin-bottom="0cm" loext:contextual-spacing="false" style:punctuation-wrap="hanging">
        <style:tab-stops>
          <style:tab-stop style:position="2.332cm"/>
          <style:tab-stop style:position="10.472cm"/>
        </style:tab-stops>
      </style:paragraph-properties>
    </style:style>
    <style:style style:name="P16" style:family="paragraph" style:parent-style-name="Text_20_body">
      <style:paragraph-properties fo:margin-top="0.025cm" fo:margin-bottom="0cm" loext:contextual-spacing="false" style:punctuation-wrap="hanging">
        <style:tab-stops>
          <style:tab-stop style:position="4.948cm"/>
          <style:tab-stop style:position="10.506cm"/>
        </style:tab-stops>
      </style:paragraph-properties>
    </style:style>
    <style:style style:name="P17" style:family="paragraph" style:parent-style-name="Text_20_body">
      <style:paragraph-properties fo:margin-left="0.198cm" fo:margin-right="0cm" fo:line-height="9.257cm" fo:text-indent="0cm" style:auto-text-indent="false" style:punctuation-wrap="hanging"/>
    </style:style>
    <style:style style:name="P18" style:family="paragraph" style:parent-style-name="Text_20_body">
      <style:paragraph-properties fo:margin-left="1.951cm" fo:margin-right="0cm" fo:margin-top="0.046cm" fo:margin-bottom="0cm" loext:contextual-spacing="false" fo:text-indent="0cm" style:auto-text-indent="false" style:punctuation-wrap="hanging"/>
    </style:style>
    <style:style style:name="P19" style:family="paragraph">
      <loext:graphic-properties draw:fill="none"/>
      <style:paragraph-properties fo:text-align="start"/>
    </style:style>
    <style:style style:name="P20" style:family="paragraph">
      <style:paragraph-properties fo:margin-top="0cm" fo:margin-bottom="0cm" style:line-height-at-least="0.496cm" fo:text-align="start"/>
    </style:style>
    <style:style style:name="P21" style:family="paragraph">
      <loext:graphic-properties draw:fill="none"/>
      <style:paragraph-properties fo:margin-top="0cm" fo:margin-bottom="0cm" style:line-height-at-least="0.496cm" fo:text-align="start"/>
    </style:style>
    <style:style style:name="P22" style:family="paragraph">
      <style:paragraph-properties fo:margin-top="0.238cm" fo:margin-bottom="0cm" fo:line-height="100%" fo:text-align="start"/>
    </style:style>
    <style:style style:name="P23" style:family="paragraph">
      <style:paragraph-properties fo:margin-top="0.235cm" fo:margin-bottom="0cm" fo:line-height="100%" fo:text-align="start"/>
    </style:style>
    <style:style style:name="P24" style:family="paragraph">
      <style:paragraph-properties fo:margin-top="0.002cm" fo:margin-bottom="0cm" style:line-height-at-least="0.882cm" fo:text-align="start"/>
    </style:style>
    <style:style style:name="P25" style:family="paragraph">
      <style:paragraph-properties fo:margin-top="0.199cm" fo:margin-bottom="0cm" fo:line-height="100%" fo:text-align="start"/>
    </style:style>
    <style:style style:name="T1" style:family="text">
      <style:text-properties fo:font-size="18pt" fo:font-weight="bold" fo:background-color="#dadada" loext:char-shading-value="0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letter-spacing="-0.004cm"/>
    </style:style>
    <style:style style:name="T4" style:family="text">
      <style:text-properties style:font-name="Wingdings 2" fo:letter-spacing="-0.004cm" style:font-name-complex="Wingdings 21"/>
    </style:style>
    <style:style style:name="T5" style:family="text">
      <style:text-properties style:font-name="Wingdings 2" fo:letter-spacing="-0.002cm" style:font-name-complex="Wingdings 21"/>
    </style:style>
    <style:style style:name="T6" style:family="text">
      <style:text-properties style:font-name="Wingdings 2" fo:font-size="12pt" style:font-name-asian="新細明體1" style:font-size-asian="12pt" style:font-name-complex="Wingdings 21" style:font-size-complex="12pt"/>
    </style:style>
    <style:style style:name="T7" style:family="text">
      <style:text-properties fo:letter-spacing="-0.002cm"/>
    </style:style>
    <style:style style:name="T8" style:family="text">
      <style:text-properties style:font-name="Times New Roman" fo:letter-spacing="-0.002cm" style:font-name-complex="Times New Roman2"/>
    </style:style>
    <style:style style:name="T9" style:family="text">
      <style:text-properties style:font-name="Times New Roman" style:text-underline-style="solid" style:text-underline-width="auto" style:text-underline-color="font-color" style:font-name-complex="Times New Roman2"/>
    </style:style>
    <style:style style:name="T10" style:family="text">
      <style:text-properties style:font-name="Times New Roman" style:font-name-complex="Times New Roman2"/>
    </style:style>
    <style:style style:name="T11" style:family="text">
      <style:text-properties fo:letter-spacing="0.118cm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標楷體" fo:font-size="12pt" style:font-name-asian="標楷體1" style:font-size-asian="12pt" style:font-name-complex="標楷體1" style:font-size-complex="12pt"/>
    </style:style>
    <style:style style:name="T15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000000" draw:stroke-linejoin="round" draw:fill="none" draw:textarea-vertical-align="top" draw:auto-grow-height="false" draw:fit-to-size="false" style:shrink-to-fit="false" fo:min-height="0cm" fo:min-width="15.38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18cm" svg:stroke-color="#000000" draw:stroke-linejoin="round" draw:fill="none" draw:textarea-vertical-align="top" draw:auto-grow-height="false" draw:fit-to-size="false" style:shrink-to-fit="false" fo:min-height="8.98cm" fo:min-width="0cm" fo:padding-top="0.127cm" fo:padding-bottom="0.127cm" fo:padding-left="0.254cm" fo:padding-right="0.254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style:shrink-to-fit="false" fo:min-height="0.496cm" fo:min-width="14.801cm" fo:padding-top="0cm" fo:padding-bottom="0cm" fo:padding-left="0cm" fo:padding-right="0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1.381cm" fo:min-width="4.637cm" fo:padding-top="0cm" fo:padding-bottom="0cm" fo:padding-left="0cm" fo:padding-right="0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496cm" fo:min-width="2.556cm" fo:padding-top="0cm" fo:padding-bottom="0cm" fo:padding-left="0cm" fo:padding-right="0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496cm" fo:min-width="5.131cm" fo:padding-top="0cm" fo:padding-bottom="0cm" fo:padding-left="0cm" fo:padding-right="0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3.14cm" fo:min-width="13.919cm" fo:padding-top="0cm" fo:padding-bottom="0cm" fo:padding-left="0cm" fo:padding-right="0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1.341cm" fo:min-width="15.104cm" fo:padding-top="0cm" fo:padding-bottom="0cm" fo:padding-left="0cm" fo:padding-right="0cm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oBack"/></text:p>
      <text:p text:style-name="P12"><text:span text:style-name="T1">輔仁大學校友申請證件信用卡繳款表格</text:span></text:p>
      <text:p text:style-name="P4"/>
      <text:p text:style-name="P7"/>
      <text:p text:style-name="P1">部<text:tab/><text:span text:style-name="T3">別：</text:span><text:span text:style-name="T4"></text:span><text:span text:style-name="T3">日間部<text:tab/></text:span><text:span text:style-name="T5"></text:span><text:span text:style-name="T7">進修</text:span><text:span text:style-name="T8">(</text:span><text:span text:style-name="T7">夜間</text:span><text:span text:style-name="T8">)</text:span><text:span text:style-name="T7">部</text:span></text:p>
      <text:p text:style-name="P8"/>
      <text:p text:style-name="P13">系<text:tab/>別：<text:span text:style-name="T9"> <text:tab/></text:span></text:p>
      <text:p text:style-name="P5"/>
      <text:p text:style-name="P2"/>
      <text:p text:style-name="P14">姓<text:tab/>名：<text:span text:style-name="T9"> <text:tab/></text:span></text:p>
      <text:p text:style-name="P5"/>
      <text:p text:style-name="P2"/>
      <text:p text:style-name="P15">學<text:tab/>號：<text:span text:style-name="T9"> <text:tab/></text:span></text:p>
      <text:p text:style-name="P5"/>
      <text:p text:style-name="P10"/>
      <text:p text:style-name="P16">聯絡電話：<text:span text:style-name="T11"> </text:span><text:span text:style-name="T12">(<text:tab/>) <text:tab/></text:span></text:p>
      <text:p text:style-name="P6"/>
      <text:p text:style-name="P9"/>
      <text:p text:style-name="P17"><draw:g text:anchor-type="as-char" svg:y="-6.324cm" draw:z-index="0" draw:style-name="gr1"><draw:custom-shape draw:name="Freeform 3" draw:style-name="gr2" draw:text-style-name="P19" svg:width="15.893cm" svg:height="0.034cm" svg:x="0.009cm" svg:y="0.009cm"><text:p/><draw:enhanced-geometry draw:mirror-horizontal="false" draw:mirror-vertical="false" drawooo:sub-view-size="9020 20" draw:text-areas="0 0 ?f4 ?f5" svg:viewBox="0 0 0 0" draw:type="ooxml-non-primitive" draw:enhanced-path="M 0 0 L 9019 0 N"><draw:equation draw:name="f0" draw:formula="0*logwidth/9020"/><draw:equation draw:name="f1" draw:formula="0*logheight/20"/><draw:equation draw:name="f2" draw:formula="9019*logwidth/9020"/><draw:equation draw:name="f3" draw:formula="0*logheight/20"/><draw:equation draw:name="f4" draw:formula="logwidth"/><draw:equation draw:name="f5" draw:formula="logheight"/></draw:enhanced-geometry></draw:custom-shape><draw:custom-shape draw:name="Freeform 4" draw:style-name="gr3" draw:text-style-name="P19" svg:width="0.034cm" svg:height="9.233cm" svg:x="0cm" svg:y="0cm"><text:p/><draw:enhanced-geometry draw:mirror-horizontal="false" draw:mirror-vertical="false" drawooo:sub-view-size="20 5240" draw:text-areas="0 0 ?f4 ?f5" svg:viewBox="0 0 0 0" draw:type="ooxml-non-primitive" draw:enhanced-path="M 0 0 L 0 5239 N"><draw:equation draw:name="f0" draw:formula="0*logwidth/20"/><draw:equation draw:name="f1" draw:formula="0*logheight/5240"/><draw:equation draw:name="f2" draw:formula="0*logwidth/20"/><draw:equation draw:name="f3" draw:formula="5239*logheight/5240"/><draw:equation draw:name="f4" draw:formula="logwidth"/><draw:equation draw:name="f5" draw:formula="logheight"/></draw:enhanced-geometry></draw:custom-shape><draw:custom-shape draw:name="Freeform 5" draw:style-name="gr2" draw:text-style-name="P19" svg:width="15.893cm" svg:height="0.034cm" svg:x="0.009cm" svg:y="9.225cm"><text:p/><draw:enhanced-geometry draw:mirror-horizontal="false" draw:mirror-vertical="false" drawooo:sub-view-size="9020 20" draw:text-areas="0 0 ?f4 ?f5" svg:viewBox="0 0 0 0" draw:type="ooxml-non-primitive" draw:enhanced-path="M 0 0 L 9019 0 N"><draw:equation draw:name="f0" draw:formula="0*logwidth/9020"/><draw:equation draw:name="f1" draw:formula="0*logheight/20"/><draw:equation draw:name="f2" draw:formula="9019*logwidth/9020"/><draw:equation draw:name="f3" draw:formula="0*logheight/20"/><draw:equation draw:name="f4" draw:formula="logwidth"/><draw:equation draw:name="f5" draw:formula="logheight"/></draw:enhanced-geometry></draw:custom-shape><draw:custom-shape draw:name="Freeform 6" draw:style-name="gr3" draw:text-style-name="P19" svg:width="0.034cm" svg:height="9.233cm" svg:x="15.91cm" svg:y="0cm"><text:p/><draw:enhanced-geometry draw:mirror-horizontal="false" draw:mirror-vertical="false" drawooo:sub-view-size="20 5240" draw:text-areas="0 0 ?f4 ?f5" svg:viewBox="0 0 0 0" draw:type="ooxml-non-primitive" draw:enhanced-path="M 0 0 L 0 5239 N"><draw:equation draw:name="f0" draw:formula="0*logwidth/20"/><draw:equation draw:name="f1" draw:formula="0*logheight/5240"/><draw:equation draw:name="f2" draw:formula="0*logwidth/20"/><draw:equation draw:name="f3" draw:formula="5239*logheight/5240"/><draw:equation draw:name="f4" draw:formula="logwidth"/><draw:equation draw:name="f5" draw:formula="logheight"/></draw:enhanced-geometry></draw:custom-shape><draw:custom-shape draw:name="Text Box 7" draw:style-name="gr4" draw:text-style-name="P21" svg:width="14.8cm" svg:height="0.495cm" svg:x="0.37cm" svg:y="0.328cm"><text:p text:style-name="P20"><text:span text:style-name="T15">＊本人同意依照信用卡使用規定，按所示之全部金額付款給發卡銀行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" draw:style-name="gr5" draw:text-style-name="P21" svg:width="4.636cm" svg:height="1.38cm" svg:x="0.356cm" svg:y="1.208cm"><text:p text:style-name="P20"><text:span text:style-name="T15">信用卡別 <text:s/>： <text:s/>□ <text:s/></text:span><text:span text:style-name="T15">VISA</text:span></text:p><text:p text:style-name="P22"><text:span text:style-name="T15">信用卡號 <text:s/></text:span><text:span text:style-name="T16">：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" draw:style-name="gr6" draw:text-style-name="P21" svg:width="2.555cm" svg:height="0.495cm" svg:x="5.449cm" svg:y="1.208cm"><text:p text:style-name="P20"><text:span text:style-name="T15">MASTE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0" draw:style-name="gr7" draw:text-style-name="P21" svg:width="5.13cm" svg:height="0.495cm" svg:x="8.463cm" svg:y="1.208cm"><text:p text:style-name="P20"><text:span text:style-name="T15">□ <text:s/></text:span><text:span text:style-name="T15">JCB□ <text:s/></text:span><text:span text:style-name="T15">聯合信用卡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1" draw:style-name="gr8" draw:text-style-name="P21" svg:width="13.918cm" svg:height="3.139cm" svg:x="0.37cm" svg:y="2.97cm"><text:p text:style-name="P20"><text:span text:style-name="T16">＿ <text:s/>＿ <text:s/>＿ <text:s/>＿－＿ <text:s/>＿ <text:s/>＿ <text:s/>＿－＿ <text:s/>＿ <text:s/>＿ <text:s/>＿－＿ <text:s/>＿ <text:s/>＿ <text:s/>＿</text:span></text:p><text:p text:style-name="P23"><text:span text:style-name="T15">有效期限 <text:s/>： <text:s/></text:span><text:span text:style-name="T15">20 </text:span><text:span text:style-name="T15">年</text:span><text:span text:style-name="T17"> 月</text:span></text:p><text:p text:style-name="P24"><text:span text:style-name="T17">繳款日期 <text:s/>： <text:s/></text:span><text:span text:style-name="T17">20 </text:span><text:span text:style-name="T17">年 月 <text:s/>日 繳款金額 <text:s/>： <text:s/></text:span><text:span text:style-name="T17">NT$ 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2" draw:style-name="gr9" draw:text-style-name="P21" svg:width="15.103cm" svg:height="1.34cm" svg:x="0.37cm" svg:y="7.235cm"><text:p text:style-name="P20"><text:span text:style-name="T15">持卡人簽名： </text:span><text:span text:style-name="T15">(</text:span><text:span text:style-name="T15">與信用卡背面簽名相同</text:span><text:span text:style-name="T15">)</text:span></text:p><text:p text:style-name="P25"><text:span text:style-name="T15">身分證字號：</text:span><text:span text:style-name="T17">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6"/>
      <text:p text:style-name="P6"/>
      <text:p text:style-name="P6"/>
      <text:p text:style-name="P11"/>
      <text:p text:style-name="P18"><text:span text:style-name="T6"></text:span><text:span text:style-name="T14">請詳填以上資料，傳真至輔仁大學公共事務室(886-2-2902-620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 2" svg:font-family="'Wingdings 2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Times New Roman2" svg:font-family="'Times New Roman'" style:font-family-generic="system" style:font-pitch="variable"/>
    <style:font-face style:name="Wingdings 21" svg:font-family="'Wingdings 2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1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true" style:font-name-asian="新細明體1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letter-kerning="false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847cm" fo:margin-right="0cm" fo:text-indent="0cm" style:auto-text-indent="false"/>
      <style:text-properties style:font-name="新細明體" fo:font-family="新細明體" style:font-family-generic="roman" style:font-pitch="variable" fo:font-size="14pt" style:font-name-asian="新細明體1" style:font-family-asian="新細明體" style:font-family-generic-asian="system" style:font-pitch-asian="variable" style:font-size-asian="14pt" style:font-name-complex="新細明體1" style:font-family-complex="新細明體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本文_20_字元" style:display-name="本文 字元" style:family="text" style:parent-style-name="Default_20_Paragraph_20_Font">
      <style:text-properties style:font-name="Times New Roman" fo:font-family="'Times New Roman'" style:font-family-generic="roman" style:font-pitch="variable" style:letter-kerning="false" style:font-name-complex="Times New Roman2" style:font-family-complex="'Times New Roman'" style:font-family-generic-complex="system" style:font-pitch-complex="variable" style:font-size-complex="12pt"/>
    </style:style>
    <style:style style:name="頁首_20_字元" style:display-name="頁首 字元" style:family="text" style:parent-style-name="Default_20_Paragraph_20_Font">
      <style:text-properties style:font-name="Times New Roman" fo:font-family="'Times New Roman'" style:font-family-generic="roman" style:font-pitch="variable" fo:font-size="10pt" style:letter-kerning="fals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頁尾_20_字元" style:display-name="頁尾 字元" style:family="text" style:parent-style-name="Default_20_Paragraph_20_Font">
      <style:text-properties style:font-name="Times New Roman" fo:font-family="'Times New Roman'" style:font-family-generic="roman" style:font-pitch="variable" fo:font-size="10pt" style:letter-kerning="fals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font-size="14pt" fo:font-weight="normal" style:font-size-asian="14pt" style:font-weight-asian="normal" style:font-name-complex="新細明體1" style:font-family-complex="新細明體" style:font-family-generic-complex="system" style:font-pitch-complex="variable" style:font-size-complex="14pt" style:font-weight-complex="normal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□" text:bullet-char="□">
        <style:list-level-properties text:list-level-position-and-space-mode="label-alignment">
          <style:list-level-label-alignment text:label-followed-by="listtab" fo:text-indent="-0.713cm" fo:margin-left="0.711cm"/>
        </style:list-level-properties>
        <style:text-properties fo:font-family="新細明體" style:font-style-name="Regular" style:font-family-generic="roman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713cm" fo:margin-left="0.891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713cm" fo:margin-left="1.07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713cm" fo:margin-left="1.26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713cm" fo:margin-left="1.44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713cm" fo:margin-left="1.63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713cm" fo:margin-left="1.817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713cm" fo:margin-left="2.00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713cm" fo:margin-left="2.18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787cm" fo:margin-bottom="0.494cm" fo:margin-left="2.328cm" fo:margin-right="2.328cm" style:writing-mode="lr-tb" style:layout-grid-color="#c0c0c0" style:layout-grid-lines="2641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輔仁大學校友申請證件信用卡繳款表格</dc:title>
    <meta:initial-creator>Aquarius</meta:initial-creator>
    <meta:editing-cycles>3</meta:editing-cycles>
    <meta:creation-date>2018-02-07T07:24:00</meta:creation-date>
    <dc:date>2018-02-07T15:24:49.144000000</dc:date>
    <meta:editing-duration>PT1M33S</meta:editing-duration>
    <meta:generator>LibreOffice/5.3.7.2$Windows_X86_64 LibreOffice_project/6b8ed514a9f8b44d37a1b96673cbbdd077e24059</meta:generator>
    <meta:document-statistic meta:table-count="0" meta:image-count="0" meta:object-count="0" meta:page-count="1" meta:paragraph-count="8" meta:word-count="70" meta:character-count="101" meta:non-whitespace-character-count="86"/>
    <meta:user-defined meta:name="AppVersion">15.0000</meta:user-defined>
    <meta:user-defined meta:name="Creator">Acrobat PDFMaker 15 Word 版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